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200%"/>
    </style:style>
    <style:style style:name="P5" style:family="paragraph" style:parent-style-name="Standard">
      <style:paragraph-properties fo:line-height="200%" fo:text-align="start" style:justify-single-word="false"/>
    </style:style>
    <style:style style:name="P6" style:family="paragraph" style:parent-style-name="Standard" style:list-style-name="L1">
      <style:paragraph-properties fo:line-height="200%" fo:text-align="start" style:justify-single-word="false"/>
    </style:style>
    <style:style style:name="P7" style:family="paragraph" style:parent-style-name="Heading_20_1">
      <style:paragraph-properties fo:line-height="200%" fo:text-align="center" style:justify-single-word="false"/>
    </style:style>
    <style:style style:name="P8" style:family="paragraph" style:parent-style-name="Heading_20_5">
      <style:paragraph-properties fo:line-height="200%"/>
    </style:style>
    <style:style style:name="P9" style:family="paragraph" style:parent-style-name="Heading_20_3">
      <style:paragraph-properties fo:line-height="200%"/>
    </style:style>
    <style:style style:name="P10" style:family="paragraph" style:parent-style-name="Heading_20_3">
      <style:paragraph-properties fo:line-height="2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sting Theories Of The Choice To Vote Via Predictive Analytics: A Prospectus</text:h>
      <text:h text:style-name="P10" text:outline-level="3">Introduction</text:h>
      <text:p text:style-name="P3"><text:tab/>The most exciting phrase to hear in science, the one that heralds new discoveries, is not 'Eureka!', but 'That's funny …'</text:p>
      <text:p text:style-name="P2"><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text:soft-page-break/>gives each variable in the data set the chance to demonstrate its predictive ability. The algorithm parses the dataset in a manner that both enables the comparison of different theories' predictions and the 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soft-page-break/><text:tab/>Although our dependence on statistical significance requires a willingness to accept some uncertainty, it has some demonstrable problems in its practice, making conclusions drawn from it 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text:soft-page-break/>Validation Algorithm (BeSiVa, for short), should enable predictive modeling as a means of making predictions and testing theory, looking specifically at the choice to vote.</text:p>
      <text:p text:style-name="P2"/>
      <text:h text:style-name="P9"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ext:soft-page-break/>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6478240954911157513" text:style-name="L1">
        <text:list-item>
          <text:p text:style-name="P6">Divide the data at random into two subsets: training (to estimate models) and test (to determine how well the models work) sets</text:p>
        </text:list-item>
        <text:list-item>
          <text:p text:style-name="P6">Estimate one variable models using the training data for each variable in the data set</text:p>
        </text:list-item>
        <text:list-item>
          <text:p text:style-name="P6">Test each model by predicting the dependent variable outcomes in the test data</text:p>
          <text:list>
            <text:list-item>
              <text:p text:style-name="P6"><text:s/>Get the percent of dependent variables correctly predicted for each model</text:p>
            </text:list-item>
          </text:list>
        </text:list-item>
        <text:list-item>
          <text:p text:style-name="P6">Record whichever predictor has the highest PCP (the “best” predictor)</text:p>
          <text:list>
            <text:list-item>
              <text:p text:style-name="P6">remove this predictor from the list of predictors to iterate over</text:p>
            </text:list-item>
          </text:list>
        </text:list-item>
        <text:list-item>
          <text:p text:style-name="P6">Return to step two, but keep the best predictor in all estimated models. </text:p>
        </text:list-item>
        <text:list-item>
          <text:p text:style-name="P6">Repeat steps 2-5 for as many variables as desired, adding the best predictors to the model</text:p>
          <text:list>
            <text:list-item>
              <text:p text:style-name="P6"><text:soft-page-break/>(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party identification (partyid) became the first variable to show relevance, leading to a correct prediction of 76.8% of observations in the holdout set. The next most relevant predictor was another measure of education (degree), leading to 79.7% correctly predicted among the holdout set (the original measure was up there, but had slightly fewer correct predictions, leading to degree's prominenc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to expand the project.</text:p>
      <text:p text:style-name="P2"><text:tab/>My plan for this dissertation is two fold: demonstrating the utility of the BeSiVa algorithm to make predictions on large collections of data, such as that provided within the American national election study. </text:p>
      <text:p text:style-name="P2"/>
      <text:p text:style-name="P2"><text:soft-page-break/></text:p>
      <text:p text:style-name="P2"/>
      <text:p text:style-name="P2"/>
      <text:p text:style-name="P2"/>
      <text:h text:style-name="P8" text:outline-level="5">Sources</text:h>
      <text:p text:style-name="P4"/>
      <text:p text:style-name="P4"><text:span text:style-name="T3">Kuhn, Max and Kjell Johnson. 2013. </text:span><text:span text:style-name="T2">Applied Predictive Modeling.</text:span><text:span text:style-name="T3"> New York: Springer.</text:span></text:p>
      <text:p text:style-name="P4"/>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11T07:01:43</dc:date>
    <dc:creator>Benjamin Rogers</dc:creator>
    <meta:editing-duration>P1DT17H45M12S</meta:editing-duration>
    <meta:editing-cycles>751</meta:editing-cycles>
    <meta:generator>OpenOffice/4.1.2$Unix OpenOffice.org_project/412m3$Build-9782</meta:generator>
    <meta:document-statistic meta:table-count="0" meta:image-count="0" meta:object-count="0" meta:page-count="9" meta:paragraph-count="37" meta:word-count="2651" meta:character-count="17298"/>
  </office:meta>
</office:document-meta>
</file>